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2_21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2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Type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Jacob Voorsanger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August 15, 1893</text:p>
      <text:p text:style-name="P5">Month<text:tab/><text:tab/><text:tab/><text:tab/><text:tab/><text:tab/>August</text:p>
      <text:p text:style-name="P5">Year<text:tab/><text:tab/><text:tab/><text:tab/><text:tab/><text:tab/>1893</text:p>
      <text:p text:style-name="P5">Hebrew Date<text:tab/><text:tab/><text:tab/><text:tab/><text:tab/></text:p>
      <text:p text:style-name="P5">Undated</text:p>
      <text:p text:style-name="P5">City<text:tab/><text:tab/><text:tab/><text:tab/><text:tab/><text:tab/>San Francisco</text:p>
      <text:p text:style-name="P5">State<text:tab/><text:tab/><text:tab/><text:tab/><text:tab/><text:tab/>C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Letter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3">San Francisco, August 15th, 1893./</text:p>
      <text:p text:style-name="P2">The Rev Dr. S. Morais/</text:p>
      <text:p text:style-name="P2"><text:tab/>Philadelphia/</text:p>
      <text:p text:style-name="P2"><text:tab/>My dear sir/</text:p>
      <text:p text:style-name="P2"><text:tab/><text:tab/>Will you kindly take notice that on/ or about the 10th of September, I shall take Editorial charge/ of "The Jewish Progress," a Newspaper of repute and standing/ in this Community./</text:p>
      <text:p text:style-name="P2"><text:tab/>It would afford me much pleasure and gratifica-/tion if you would kindly consent to say a few words to the/ readers of the Progress, in the nature of a New Year's Greeting/ which will assist me in awakening public interest in a cause/ dear to us all./</text:p>
      <text:p text:style-name="P2"><text:tab/>Should you kindly consent to do this, it will be/ necessary that your words should reach this office no later/ than September 4th, Monday./</text:p>
      <text:p text:style-name="P2"><text:tab/>With Kind Greetings and Congratulations upon/ the approaching Holy Season,/ </text:p>
      <text:p text:style-name="P2"><text:tab/><text:tab/>I beg to Subscribe Myself,/ Fraternally Yours,/ Jacob Voorsanger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14T15:40:47</meta:creation-date>
    <dc:date>2011-12-14T15:44:32.04</dc:date>
    <dc:creator>Penn Libraries</dc:creator>
    <meta:editing-duration>PT00H03M45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9" meta:word-count="301" meta:character-count="2076"/>
  </office:meta>
</office:document-meta>
</file>